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<text:s text:c="12"/>States/UT</text:p>
          </table:table-cell>
          <table:table-cell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float" office:value="522" calcext:value-type="float">
            <text:p>5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2:02:33.540618417</meta:creation-date>
    <dc:date>2018-02-02T12:09:10.959804956</dc:date>
    <meta:editing-duration>PT6M37S</meta:editing-duration>
    <meta:editing-cycles>1</meta:editing-cycles>
    <meta:document-statistic meta:table-count="1" meta:cell-count="108" meta:object-count="0"/>
    <meta:generator>LibreOffice/5.3.1.2$Linux_X86_64 LibreOffice_project/30m0$Build-2</meta:generator>
  </office:meta>
</office:document-meta>
</file>